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100000292133F03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5.189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774cm" svg:x="2.191cm" svg:y="1.958cm">
          <draw:image xlink:href="Pictures/10000201000003F100000292133F03E4.png" xlink:type="simple" xlink:show="embed" xlink:actuate="onLoad">
            <text:p/>
          </draw:image>
        </draw:frame>
        <draw:frame draw:style-name="gr2" draw:layer="layout" svg:width="6.763cm" svg:height="1.276cm" svg:x="2.73cm" svg:y="15.725cm">
          <draw:text-box>
            <text:p><text:span text:style-name="T1">'main' partial</text:span></text:p>
            <text:p><text:span text:style-name="T2"><text:s text:c="3"/></text:span><text:span text:style-name="T2">?format=%format%&amp;part=main</text:span></text:p>
          </draw:text-box>
        </draw:frame>
        <draw:custom-shape draw:style-name="gr3" draw:text-style-name="P1" draw:layer="layout" svg:width="13.1cm" svg:height="10.123cm" svg:x="2.516cm" svg:y="4.775cm">
          <text:p/>
          <draw:enhanced-geometry svg:viewBox="0 0 21600 21600" draw:glue-points="10800 0 0 10800 10800 21600 21600 10800 ?f40 ?f41" draw:text-areas="0 0 21600 21600" draw:type="rectangular-callout" draw:modifiers="3129.28784062285 23582.062425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298cm" svg:height="9.724cm" svg:x="16.392cm" svg:y="5.174cm">
          <text:p/>
          <draw:enhanced-geometry svg:viewBox="0 0 21600 21600" draw:glue-points="10800 0 0 10800 10800 21600 21600 10800 ?f40 ?f41" draw:text-areas="0 0 21600 21600" draw:type="rectangular-callout" draw:modifiers="9962.33251556897 23521.233933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6.153cm" svg:height="1.903cm" svg:x="16.601cm" svg:y="15.725cm">
          <draw:text-box>
            <text:p><text:span text:style-name="T1">'sidebar-tags' partial</text:span></text:p>
            <text:p><text:span text:style-name="T3"><text:s text:c="3"/></text:span><text:span text:style-name="T3">?format=partial&amp;part=sidebar-tags</text:span></text:p>
            <text:p text:style-name="P2"><text:span text:style-name="T2">(sidebar-people, </text:span></text:p>
            <text:p text:style-name="P2"><text:span text:style-name="T2"><text:s/></text:span><text:span text:style-name="T2">sidebar-items)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23T09:44:37</dc:date>
    <meta:generator>LibreOffice/3.3$Unix LibreOffice_project/330m19$Build-202</meta:generator>
    <meta:editing-duration>PT13M49S</meta:editing-duration>
    <meta:editing-cycles>2</meta:editing-cycles>
    <meta:document-statistic meta:object-count="5"/>
  </office:meta>
</office:document-meta>
</file>